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203cm" draw:marker-end-center="false" draw:fill="solid" draw:fill-color="#c0c0c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203cm" draw:marker-end-center="false" draw:fill="solid" draw:fill-color="#7da647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203cm" draw:marker-end-center="false" draw:fill="solid" draw:fill-color="#c0c0c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20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7" style:family="graphic" style:parent-style-name="standard">
      <style:graphic-properties draw:stroke="solid" svg:stroke-width="0cm" svg:stroke-color="#800000" draw:marker-start="" draw:marker-start-width="0.199cm" draw:marker-start-center="false" draw:marker-end="Arrow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2cm" draw:marker-start-center="false" draw:marker-end="Arrow" draw:marker-end-width="0.2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20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13" style:family="graphic" style:parent-style-name="standard">
      <style:graphic-properties draw:stroke="solid" svg:stroke-width="0cm" svg:stroke-color="#8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203cm" draw:marker-end-center="false" draw:fill="solid" draw:fill-color="#ffff0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203cm" draw:marker-end-center="false" draw:fill="solid" draw:fill-color="#ffff0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9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6.659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4cm" style:type="right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cm" style:type="right"/>
        </style:tab-stops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DejaVu LGC Sans'" style:font-family-generic-asian="system" style:font-pitch-asian="variable" style:font-size-asian="18pt" style:font-style-asian="normal" style:font-weight-asian="bold" style:font-family-complex="'DejaVu LGC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402cm" svg:height="0.847cm" svg:x="9.369cm" svg:y="5.6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53cm" svg:x="9.369cm" svg:y="7.28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47cm" svg:x="9.369cm" svg:y="8.8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51cm" svg:x="9.369cm" svg:y="10.48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/>
        </draw:rect>
        <draw:rect draw:style-name="gr1" draw:text-style-name="P1" draw:layer="layout" svg:width="3.402cm" svg:height="0.851cm" svg:x="9.369cm" svg:y="12.07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3cm" svg:height="0.847cm" svg:x="13.824cm" svg:y="8.8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" draw:text-style-name="P3" draw:id="id1" draw:layer="layout" svg:width="4.186cm" svg:height="2.68cm" svg:x="8.299cm" svg:y="3.4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2"><text:span text:style-name="T1">10</text:span><text:span text:style-name="T1"><text:tab/></text:span><text:span text:style-name="T1">10028</text:span></text:p>
          <text:p text:style-name="P2"><text:span text:style-name="T2">Received Sample</text:span></text:p>
          <text:p text:style-name="P2"><text:span text:style-name="T1">&gt;9300 (Unresolved)</text:span></text:p>
          <text:p text:style-name="P2"><text:span text:style-name="T1">&gt;9310 (Deprecated)</text:span></text:p>
          <text:p text:style-name="P2"><text:span text:style-name="T1">&gt;9400 (Move)</text:span></text:p>
          <text:p text:style-name="P2"><text:span text:style-name="T1">&gt;9020 (Lab Processing)</text:span></text:p>
        </draw:rect>
        <draw:rect draw:style-name="gr2" draw:text-style-name="P1" draw:id="id2" draw:layer="layout" svg:width="3.4cm" svg:height="0.853cm" svg:x="9.085cm" svg:y="6.9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/></text:p>
          <text:p text:style-name="P4"><text:span text:style-name="T1">Lab Processing</text:span></text:p>
        </draw:rect>
        <draw:rect draw:style-name="gr2" draw:text-style-name="P1" draw:id="id3" draw:layer="layout" svg:width="3.4cm" svg:height="0.847cm" svg:x="9.085cm" svg:y="8.5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ssemble</text:span></text:p>
        </draw:rect>
        <draw:rect draw:style-name="gr2" draw:text-style-name="P1" draw:id="id4" draw:layer="layout" svg:width="3.4cm" svg:height="0.847cm" svg:x="9.085cm" svg:y="10.1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 text:style-name="P4"><text:span text:style-name="T3">Review Assembly</text:span></text:p>
        </draw:rect>
        <draw:rect draw:style-name="gr2" draw:text-style-name="P1" draw:id="id5" draw:layer="layout" svg:width="3.4cm" svg:height="0.849cm" svg:x="9.085cm" svg:y="11.7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Validate</text:span></text:p>
        </draw:rect>
        <draw:rect draw:style-name="gr2" draw:text-style-name="P1" draw:id="id11" draw:layer="layout" svg:width="3.405cm" svg:height="0.847cm" svg:x="13.539cm" svg:y="8.5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Close Sample</text:span></text:p>
        </draw:rect>
        <draw:custom-shape draw:style-name="gr3" draw:text-style-name="P5" draw:id="id6" draw:layer="layout" svg:width="1.015cm" svg:height="0.936cm" svg:x="10.279cm" svg:y="13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0.392cm" svg:y1="6.14cm" svg:x2="10.785cm" svg:y2="6.936cm" draw:start-shape="id1" draw:start-glue-point="2" draw:end-shape="id2" draw:end-glue-point="0" svg:d="m10392 6140v398h393v398">
          <text:p/>
        </draw:connector>
        <draw:connector draw:style-name="gr4" draw:text-style-name="P5" draw:layer="layout" svg:x1="10.785cm" svg:y1="7.789cm" svg:x2="10.785cm" svg:y2="8.536cm" draw:start-shape="id2" draw:start-glue-point="2" draw:end-shape="id3" draw:end-glue-point="0" svg:d="m10785 7789v747">
          <text:p/>
        </draw:connector>
        <draw:connector draw:style-name="gr4" draw:text-style-name="P5" draw:layer="layout" svg:x1="10.785cm" svg:y1="9.383cm" svg:x2="10.785cm" svg:y2="10.134cm" draw:start-shape="id3" draw:start-glue-point="2" draw:end-shape="id4" draw:end-glue-point="0" svg:d="m10785 9383v751">
          <text:p/>
        </draw:connector>
        <draw:connector draw:style-name="gr4" draw:text-style-name="P5" draw:layer="layout" svg:x1="10.785cm" svg:y1="10.981cm" svg:x2="10.785cm" svg:y2="11.73cm" draw:start-shape="id4" draw:start-glue-point="2" draw:end-shape="id5" draw:end-glue-point="0" svg:d="m10785 10981v749">
          <text:p/>
        </draw:connector>
        <draw:connector draw:style-name="gr4" draw:text-style-name="P5" draw:layer="layout" svg:x1="10.785cm" svg:y1="12.579cm" svg:x2="10.786cm" svg:y2="13.288cm" draw:start-shape="id5" draw:start-glue-point="2" draw:end-shape="id6" draw:end-glue-point="4" svg:d="m10785 12579v355h1v354">
          <text:p/>
        </draw:connector>
        <draw:connector draw:style-name="gr4" draw:text-style-name="P5" draw:layer="layout" svg:x1="10.279cm" svg:y1="13.755cm" svg:x2="8.555cm" svg:y2="14.685cm" draw:start-shape="id6" draw:start-glue-point="5" draw:end-shape="id7" svg:d="m10279 13755h-1724v930">
          <text:p/>
        </draw:connector>
        <draw:rect draw:style-name="gr5" draw:text-style-name="P7" draw:layer="layout" svg:width="3.4cm" svg:height="0.847cm" svg:x="7.141cm" svg:y="15.0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1"/></text:p>
          <text:p text:style-name="P6"><text:span text:style-name="T1"/></text:p>
        </draw:rect>
        <draw:rect draw:style-name="gr1" draw:text-style-name="P1" draw:layer="layout" svg:width="3.4cm" svg:height="0.847cm" svg:x="9.371cm" svg:y="18.6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8" draw:layer="layout" svg:width="3.4cm" svg:height="0.849cm" svg:x="9.371cm" svg:y="17.08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" draw:text-style-name="P1" draw:id="id7" draw:layer="layout" svg:width="3.405cm" svg:height="0.847cm" svg:x="6.853cm" svg:y="14.6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nnotate</text:span></text:p>
        </draw:rect>
        <draw:rect draw:style-name="gr1" draw:text-style-name="P1" draw:layer="layout" svg:width="3.402cm" svg:height="0.849cm" svg:x="9.369cm" svg:y="22.45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5" draw:text-style-name="P8" draw:layer="layout" svg:width="3.402cm" svg:height="0.847cm" svg:x="9.369cm" svg:y="20.55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/></text:p>
          <text:p text:style-name="P4"><text:span text:style-name="T4"/></text:p>
        </draw:rect>
        <draw:rect draw:style-name="gr6" draw:text-style-name="P8" draw:id="id10" draw:layer="layout" svg:width="3.4cm" svg:height="0.847cm" svg:x="9.085cm" svg:y="20.20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>Submitted</text:span></text:p>
        </draw:rect>
        <draw:rect draw:style-name="gr2" draw:text-style-name="P1" draw:id="id9" draw:layer="layout" svg:width="3.402cm" svg:height="0.847cm" svg:x="9.083cm" svg:y="18.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3">Deliver Data</text:span></text:p>
        </draw:rect>
        <draw:rect draw:style-name="gr2" draw:text-style-name="P8" draw:id="id8" draw:layer="layout" svg:width="3.402cm" svg:height="0.849cm" svg:x="9.083cm" svg:y="16.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>Collaborator </text:span></text:p>
          <text:p text:style-name="P4"><text:span text:style-name="T4">Review</text:span></text:p>
        </draw:rect>
        <draw:connector draw:style-name="gr4" draw:text-style-name="P5" draw:layer="layout" svg:x1="8.555cm" svg:y1="15.532cm" svg:x2="10.784cm" svg:y2="16.74cm" draw:start-shape="id7" draw:start-glue-point="2" draw:end-shape="id8" draw:end-glue-point="0" svg:d="m8555 15532v604h2229v604">
          <text:p/>
        </draw:connector>
        <draw:connector draw:style-name="gr4" draw:text-style-name="P5" draw:layer="layout" svg:x1="10.784cm" svg:y1="17.589cm" svg:x2="10.784cm" svg:y2="18.34cm" draw:start-shape="id8" draw:start-glue-point="2" draw:end-shape="id9" draw:end-glue-point="0" svg:d="m10784 17589v751">
          <text:p/>
        </draw:connector>
        <draw:connector draw:style-name="gr4" draw:text-style-name="P5" draw:layer="layout" svg:x1="10.784cm" svg:y1="19.187cm" svg:x2="10.785cm" svg:y2="20.204cm" draw:start-shape="id9" draw:start-glue-point="2" draw:end-shape="id10" svg:d="m10784 19187v509h1v508">
          <text:p/>
        </draw:connector>
        <draw:connector draw:style-name="gr4" draw:text-style-name="P5" draw:layer="layout" draw:type="line" svg:x1="13.539cm" svg:y1="8.959cm" svg:x2="12.485cm" svg:y2="8.959cm" draw:start-shape="id11" draw:start-glue-point="3" draw:end-shape="id3" draw:end-glue-point="1" svg:d="m13539 8959h-1054">
          <text:p/>
        </draw:connector>
        <draw:connector draw:style-name="gr4" draw:text-style-name="P5" draw:layer="layout" draw:type="line" svg:x1="13.539cm" svg:y1="8.959cm" svg:x2="12.46cm" svg:y2="10.158cm" draw:start-shape="id11" draw:start-glue-point="3" draw:end-shape="id4" draw:end-glue-point="5" svg:d="m13539 8959-1079 1199">
          <text:p/>
        </draw:connector>
        <draw:connector draw:style-name="gr7" draw:text-style-name="P5" draw:layer="layout" svg:x1="12.485cm" svg:y1="10.557cm" svg:x2="15.241cm" svg:y2="9.383cm" draw:start-shape="id4" draw:start-glue-point="1" draw:end-shape="id11" draw:end-glue-point="2" svg:d="m12485 10557h2756v-1174">
          <text:p/>
        </draw:connector>
        <draw:connector draw:style-name="gr7" draw:text-style-name="P5" draw:layer="layout" draw:type="line" svg:x1="13.539cm" svg:y1="8.959cm" svg:x2="12.46cm" svg:y2="7.789cm" draw:start-shape="id11" draw:start-glue-point="3" draw:end-shape="id2" draw:end-glue-point="7" svg:d="m13539 8959-1079-1170">
          <text:p/>
        </draw:connector>
        <draw:connector draw:style-name="gr7" draw:text-style-name="P5" draw:layer="layout" svg:x1="6.853cm" svg:y1="15.108cm" svg:x2="9.085cm" svg:y2="12.154cm" draw:start-shape="id7" draw:start-glue-point="3" draw:end-shape="id5" draw:end-glue-point="3" svg:d="m6853 15108h-501v-2954h2733">
          <text:p/>
        </draw:connector>
        <draw:connector draw:style-name="gr7" draw:text-style-name="P5" draw:layer="layout" svg:x1="9.085cm" svg:y1="10.557cm" svg:x2="9.085cm" svg:y2="7.362cm" draw:start-shape="id4" draw:start-glue-point="3" draw:end-shape="id2" draw:end-glue-point="3" svg:d="m9085 10557h-501v-3195h501">
          <text:p/>
        </draw:connector>
        <draw:connector draw:style-name="gr7" draw:text-style-name="P5" draw:layer="layout" svg:x1="10.785cm" svg:y1="6.936cm" svg:x2="10.392cm" svg:y2="6.14cm" draw:start-shape="id2" draw:start-glue-point="0" draw:end-shape="id1" draw:end-glue-point="2" svg:d="m10785 6936v-398h-393v-398">
          <text:p/>
        </draw:connector>
        <draw:connector draw:style-name="gr7" draw:text-style-name="P5" draw:layer="layout" svg:x1="10.785cm" svg:y1="10.134cm" svg:x2="10.785cm" svg:y2="9.383cm" draw:start-shape="id4" draw:start-glue-point="0" draw:end-shape="id3" draw:end-glue-point="2" svg:d="m10785 10134v-751">
          <text:p/>
        </draw:connector>
        <draw:connector draw:style-name="gr7" draw:text-style-name="P5" draw:layer="layout" svg:x1="10.785cm" svg:y1="11.73cm" svg:x2="10.785cm" svg:y2="10.981cm" draw:start-shape="id5" draw:start-glue-point="0" draw:end-shape="id4" draw:end-glue-point="2" svg:d="m10785 11730v-749">
          <text:p/>
        </draw:connector>
        <draw:rect draw:style-name="gr8" draw:text-style-name="P5" draw:layer="layout" svg:width="2.558cm" svg:height="0.533cm" svg:x="7.277cm" svg:y="13.487cm">
          <text:p text:style-name="P4"><text:span text:style-name="T4">Non-influenza</text:span></text:p>
        </draw:rect>
        <draw:rect draw:style-name="gr8" draw:text-style-name="P5" draw:id="id12" draw:layer="layout" svg:width="2.555cm" svg:height="0.533cm" svg:x="11.738cm" svg:y="13.487cm">
          <text:p text:style-name="P4"><text:span text:style-name="T4">Influenza</text:span></text:p>
        </draw:rect>
        <draw:rect draw:style-name="gr2" draw:text-style-name="P1" draw:id="id13" draw:layer="layout" svg:width="3.402cm" svg:height="0.847cm" svg:x="9.083cm" svg:y="22.10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Sample Published</text:span></text:p>
        </draw:rect>
        <draw:connector draw:style-name="gr9" draw:text-style-name="P5" draw:layer="layout" svg:x1="11.294cm" svg:y1="13.755cm" svg:x2="11.738cm" svg:y2="13.753cm" draw:start-shape="id6" draw:start-glue-point="7" draw:end-shape="id12" draw:end-glue-point="3" svg:d="m11294 13755h222v-2h222">
          <text:p/>
        </draw:connector>
        <draw:connector draw:style-name="gr10" draw:text-style-name="P5" draw:layer="layout" draw:line-skew="0.764cm" svg:x1="13.015cm" svg:y1="14.02cm" svg:x2="10.784cm" svg:y2="16.74cm" draw:start-shape="id12" draw:start-glue-point="2" draw:end-shape="id8" svg:d="m13015 14020v2124h-2231v596">
          <text:p/>
        </draw:connector>
        <draw:connector draw:style-name="gr7" draw:text-style-name="P5" draw:layer="layout" svg:x1="10.785cm" svg:y1="20.204cm" svg:x2="10.784cm" svg:y2="19.187cm" draw:start-shape="id10" draw:start-glue-point="0" draw:end-shape="id9" draw:end-glue-point="2" svg:d="m10785 20204v-508h-1v-509">
          <text:p/>
        </draw:connector>
        <draw:connector draw:style-name="gr4" draw:text-style-name="P5" draw:layer="layout" svg:x1="10.785cm" svg:y1="21.051cm" svg:x2="10.784cm" svg:y2="22.102cm" draw:start-shape="id10" draw:start-glue-point="2" draw:end-shape="id13" draw:end-glue-point="0" svg:d="m10785 21051v526h-1v525">
          <text:p/>
        </draw:connector>
        <draw:connector draw:style-name="gr7" draw:text-style-name="P5" draw:layer="layout" svg:x1="10.784cm" svg:y1="22.102cm" svg:x2="10.785cm" svg:y2="21.051cm" draw:start-shape="id13" draw:start-glue-point="0" draw:end-shape="id10" draw:end-glue-point="2" svg:d="m10784 22102v-525h1v-526">
          <text:p/>
        </draw:connector>
        <draw:rect draw:style-name="gr2" draw:text-style-name="P3" draw:layer="layout" svg:width="4.186cm" svg:height="2.68cm" svg:x="13.455cm" svg:y="3.48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2"><text:span text:style-name="T1">20</text:span><text:span text:style-name="T1"><text:tab/></text:span><text:span text:style-name="T1">10052</text:span></text:p>
          <text:p text:style-name="P2"><text:span text:style-name="T2">Lab Processing</text:span></text:p>
          <text:p text:style-name="P2"><text:span text:style-name="T1">&gt;9300 (Unresolved)</text:span></text:p>
          <text:p text:style-name="P2"><text:span text:style-name="T1">&gt;9310 (Deprecated)</text:span></text:p>
          <text:p text:style-name="P2"><text:span text:style-name="T1">&gt;9400 (Move)</text:span></text:p>
          <text:p text:style-name="P2"><text:span text:style-name="T5">&gt;9010 (Received Sample)</text:span></text:p>
          <text:p text:style-name="P2"><text:span text:style-name="T1">&gt;9030 (Lab Processing)</text:span></text:p>
          <text:p text:style-name="P2"><text:span text:style-name="T1"/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3.402cm" svg:height="0.847cm" svg:x="9.449cm" svg:y="5.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53cm" svg:x="9.449cm" svg:y="7.3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47cm" svg:x="9.449cm" svg:y="8.9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51cm" svg:x="9.449cm" svg:y="10.5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/>
        </draw:rect>
        <draw:rect draw:style-name="gr1" draw:text-style-name="P1" draw:layer="layout" svg:width="3.402cm" svg:height="0.851cm" svg:x="9.449cm" svg:y="12.13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3cm" svg:height="0.847cm" svg:x="13.904cm" svg:y="8.9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" draw:text-style-name="P1" draw:id="id14" draw:layer="layout" svg:width="3.4cm" svg:height="0.847cm" svg:x="9.165cm" svg:y="5.39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Received Sample</text:span></text:p>
        </draw:rect>
        <draw:rect draw:style-name="gr2" draw:text-style-name="P1" draw:id="id15" draw:layer="layout" svg:width="3.4cm" svg:height="0.853cm" svg:x="9.165cm" svg:y="6.98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Lab Processing</text:span></text:p>
        </draw:rect>
        <draw:rect draw:style-name="gr2" draw:text-style-name="P1" draw:id="id16" draw:layer="layout" svg:width="3.4cm" svg:height="0.847cm" svg:x="9.165cm" svg:y="8.58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ssemble</text:span></text:p>
        </draw:rect>
        <draw:rect draw:style-name="gr2" draw:text-style-name="P1" draw:id="id17" draw:layer="layout" svg:width="3.4cm" svg:height="0.847cm" svg:x="9.165cm" svg:y="10.1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 text:style-name="P4"><text:span text:style-name="T3">Review Assembly</text:span></text:p>
        </draw:rect>
        <draw:rect draw:style-name="gr2" draw:text-style-name="P1" draw:id="id18" draw:layer="layout" svg:width="3.4cm" svg:height="0.849cm" svg:x="9.165cm" svg:y="11.78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Closure Validation</text:span></text:p>
        </draw:rect>
        <draw:rect draw:style-name="gr2" draw:text-style-name="P1" draw:id="id27" draw:layer="layout" svg:width="3.405cm" svg:height="0.847cm" svg:x="13.619cm" svg:y="8.58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Close Sample</text:span></text:p>
        </draw:rect>
        <draw:custom-shape draw:style-name="gr3" draw:text-style-name="P5" draw:id="id19" draw:layer="layout" svg:width="1.015cm" svg:height="0.936cm" svg:x="10.359cm" svg:y="13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0.865cm" svg:y1="6.238cm" svg:x2="10.865cm" svg:y2="6.989cm" draw:start-shape="id14" draw:start-glue-point="2" draw:end-shape="id15" draw:end-glue-point="0" svg:d="m10865 6238v751">
          <text:p/>
        </draw:connector>
        <draw:connector draw:style-name="gr4" draw:text-style-name="P5" draw:layer="layout" svg:x1="10.865cm" svg:y1="7.842cm" svg:x2="10.865cm" svg:y2="8.589cm" draw:start-shape="id15" draw:start-glue-point="2" draw:end-shape="id16" draw:end-glue-point="0" svg:d="m10865 7842v747">
          <text:p/>
        </draw:connector>
        <draw:connector draw:style-name="gr4" draw:text-style-name="P5" draw:layer="layout" svg:x1="10.865cm" svg:y1="9.436cm" svg:x2="10.865cm" svg:y2="10.187cm" draw:start-shape="id16" draw:start-glue-point="2" draw:end-shape="id17" draw:end-glue-point="0" svg:d="m10865 9436v751">
          <text:p/>
        </draw:connector>
        <draw:connector draw:style-name="gr4" draw:text-style-name="P5" draw:layer="layout" svg:x1="10.865cm" svg:y1="11.034cm" svg:x2="10.865cm" svg:y2="11.783cm" draw:start-shape="id17" draw:start-glue-point="2" draw:end-shape="id18" draw:end-glue-point="0" svg:d="m10865 11034v749">
          <text:p/>
        </draw:connector>
        <draw:connector draw:style-name="gr4" draw:text-style-name="P5" draw:layer="layout" svg:x1="10.865cm" svg:y1="12.632cm" svg:x2="10.866cm" svg:y2="13.341cm" draw:start-shape="id18" draw:start-glue-point="2" draw:end-shape="id19" draw:end-glue-point="4" svg:d="m10865 12632v355h1v354">
          <text:p/>
        </draw:connector>
        <draw:connector draw:style-name="gr4" draw:text-style-name="P5" draw:layer="layout" svg:x1="10.359cm" svg:y1="13.808cm" svg:x2="8.635cm" svg:y2="14.738cm" draw:start-shape="id19" draw:start-glue-point="5" draw:end-shape="id20" svg:d="m10359 13808h-1724v930">
          <text:p/>
        </draw:connector>
        <draw:rect draw:style-name="gr5" draw:text-style-name="P7" draw:layer="layout" svg:width="3.4cm" svg:height="0.847cm" svg:x="7.221cm" svg:y="15.0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1"/></text:p>
          <text:p text:style-name="P6"><text:span text:style-name="T1"/></text:p>
        </draw:rect>
        <draw:rect draw:style-name="gr5" draw:text-style-name="P7" draw:layer="layout" svg:width="3.4cm" svg:height="0.847cm" svg:x="7.221cm" svg:y="16.6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1"/></text:p>
          <text:p text:style-name="P6"><text:span text:style-name="T1"/></text:p>
        </draw:rect>
        <draw:rect draw:style-name="gr1" draw:text-style-name="P1" draw:layer="layout" svg:width="3.4cm" svg:height="0.847cm" svg:x="7.221cm" svg:y="21.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8" draw:layer="layout" svg:width="3.4cm" svg:height="0.849cm" svg:x="7.221cm" svg:y="20.14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" draw:text-style-name="P1" draw:id="id20" draw:layer="layout" svg:width="3.405cm" svg:height="0.847cm" svg:x="6.933cm" svg:y="14.7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Final Checks</text:span></text:p>
        </draw:rect>
        <draw:rect draw:style-name="gr2" draw:text-style-name="P1" draw:id="id21" draw:layer="layout" svg:width="3.405cm" svg:height="0.847cm" svg:x="6.933cm" svg:y="16.3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nnotation and </text:span></text:p>
          <text:p text:style-name="P4"><text:span text:style-name="T1">Submission Creation</text:span></text:p>
        </draw:rect>
        <draw:rect draw:style-name="gr1" draw:text-style-name="P1" draw:layer="layout" svg:width="3.402cm" svg:height="0.849cm" svg:x="9.449cm" svg:y="25.50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5" draw:text-style-name="P8" draw:layer="layout" svg:width="3.402cm" svg:height="0.847cm" svg:x="9.449cm" svg:y="23.90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/></text:p>
          <text:p text:style-name="P4"><text:span text:style-name="T4"/></text:p>
        </draw:rect>
        <draw:rect draw:style-name="gr6" draw:text-style-name="P8" draw:id="id26" draw:layer="layout" svg:width="3.4cm" svg:height="0.847cm" svg:x="9.165cm" svg:y="23.55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>Submitted to </text:span></text:p>
          <text:p text:style-name="P4"><text:span text:style-name="T4">GenBank</text:span></text:p>
        </draw:rect>
        <draw:rect draw:style-name="gr2" draw:text-style-name="P1" draw:id="id25" draw:layer="layout" svg:width="3.402cm" svg:height="0.847cm" svg:x="6.937cm" svg:y="21.39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3">Deliver Data</text:span></text:p>
        </draw:rect>
        <draw:rect draw:style-name="gr2" draw:text-style-name="P8" draw:id="id23" draw:layer="layout" svg:width="3.402cm" svg:height="0.849cm" svg:x="6.937cm" svg:y="19.79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>Collaborator </text:span></text:p>
          <text:p text:style-name="P4"><text:span text:style-name="T4">Review</text:span></text:p>
        </draw:rect>
        <draw:connector draw:style-name="gr4" draw:text-style-name="P5" draw:layer="layout" svg:x1="8.635cm" svg:y1="15.585cm" svg:x2="8.635cm" svg:y2="16.336cm" draw:start-shape="id20" draw:start-glue-point="2" draw:end-shape="id21" draw:end-glue-point="0" svg:d="m8635 15585v751">
          <text:p/>
        </draw:connector>
        <draw:custom-shape draw:style-name="gr3" draw:text-style-name="P5" draw:id="id22" draw:layer="layout" svg:width="1.017cm" svg:height="0.936cm" svg:x="10.359cm" svg:y="18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svg:x1="8.635cm" svg:y1="17.183cm" svg:x2="10.867cm" svg:y2="18.502cm" draw:start-shape="id21" draw:start-glue-point="2" draw:end-shape="id22" draw:end-glue-point="4" svg:d="m8635 17183v660h2232v659">
          <text:p/>
        </draw:connector>
        <draw:connector draw:style-name="gr4" draw:text-style-name="P5" draw:layer="layout" svg:x1="10.359cm" svg:y1="18.969cm" svg:x2="8.638cm" svg:y2="19.793cm" draw:start-shape="id22" draw:start-glue-point="5" draw:end-shape="id23" draw:end-glue-point="0" svg:d="m10359 18969h-1721v824">
          <text:p/>
        </draw:connector>
        <draw:connector draw:style-name="gr11" draw:text-style-name="P5" draw:layer="layout" svg:x1="11.376cm" svg:y1="18.969cm" svg:x2="13.094cm" svg:y2="22.229cm" draw:start-shape="id22" draw:start-glue-point="7" draw:end-shape="id24" draw:end-glue-point="0" svg:d="m11376 18969h1718v3260">
          <text:p/>
        </draw:connector>
        <draw:connector draw:style-name="gr4" draw:text-style-name="P5" draw:layer="layout" svg:x1="8.638cm" svg:y1="20.642cm" svg:x2="8.638cm" svg:y2="21.393cm" draw:start-shape="id23" draw:start-glue-point="2" draw:end-shape="id25" draw:end-glue-point="0" svg:d="m8638 20642v751">
          <text:p/>
        </draw:connector>
        <draw:connector draw:style-name="gr4" draw:text-style-name="P5" draw:layer="layout" svg:x1="8.638cm" svg:y1="22.24cm" svg:x2="10.865cm" svg:y2="23.557cm" draw:start-shape="id25" draw:start-glue-point="2" draw:end-shape="id26" svg:d="m8638 22240v659h2227v658">
          <text:p/>
        </draw:connector>
        <draw:connector draw:style-name="gr4" draw:text-style-name="P5" draw:layer="layout" svg:x1="13.094cm" svg:y1="22.24cm" svg:x2="10.865cm" svg:y2="23.557cm" draw:start-shape="id24" draw:start-glue-point="2" draw:end-shape="id26" draw:end-glue-point="0" svg:d="m13094 22240v659h-2229v658">
          <text:p/>
        </draw:connector>
        <draw:connector draw:style-name="gr4" draw:text-style-name="P5" draw:layer="layout" svg:x1="10.865cm" svg:y1="24.404cm" svg:x2="10.863cm" svg:y2="25.155cm" draw:start-shape="id26" draw:start-glue-point="2" svg:d="m10865 24404v626h-2v125">
          <text:p/>
        </draw:connector>
        <draw:connector draw:style-name="gr4" draw:text-style-name="P5" draw:layer="layout" draw:type="line" svg:x1="13.619cm" svg:y1="9.012cm" svg:x2="12.565cm" svg:y2="9.012cm" draw:start-shape="id27" draw:start-glue-point="3" draw:end-shape="id16" draw:end-glue-point="1" svg:d="m13619 9012h-1054">
          <text:p/>
        </draw:connector>
        <draw:connector draw:style-name="gr4" draw:text-style-name="P5" draw:layer="layout" draw:type="line" svg:x1="13.619cm" svg:y1="9.012cm" svg:x2="12.54cm" svg:y2="10.211cm" draw:start-shape="id27" draw:start-glue-point="3" draw:end-shape="id17" draw:end-glue-point="5" svg:d="m13619 9012-1079 1199">
          <text:p/>
        </draw:connector>
        <draw:connector draw:style-name="gr7" draw:text-style-name="P5" draw:layer="layout" svg:x1="12.565cm" svg:y1="10.61cm" svg:x2="15.321cm" svg:y2="9.436cm" draw:start-shape="id17" draw:start-glue-point="1" draw:end-shape="id27" draw:end-glue-point="2" svg:d="m12565 10610h2756v-1174">
          <text:p/>
        </draw:connector>
        <draw:connector draw:style-name="gr7" draw:text-style-name="P5" draw:layer="layout" draw:type="line" svg:x1="13.619cm" svg:y1="9.012cm" svg:x2="12.54cm" svg:y2="7.842cm" draw:start-shape="id27" draw:start-glue-point="3" draw:end-shape="id15" draw:end-glue-point="7" svg:d="m13619 9012-1079-1170">
          <text:p/>
        </draw:connector>
        <draw:connector draw:style-name="gr7" draw:text-style-name="P5" draw:layer="layout" svg:x1="6.933cm" svg:y1="15.161cm" svg:x2="9.165cm" svg:y2="10.962cm" draw:start-shape="id20" draw:start-glue-point="3" draw:end-shape="id17" draw:end-glue-point="6" svg:d="m6933 15161h-501v-4199h2733">
          <text:p/>
        </draw:connector>
        <draw:connector draw:style-name="gr7" draw:text-style-name="P5" draw:layer="layout" svg:x1="9.165cm" svg:y1="23.98cm" svg:x2="6.933cm" svg:y2="17.111cm" draw:start-shape="id26" draw:start-glue-point="3" draw:end-shape="id21" draw:end-glue-point="6" svg:d="m9165 23980h-2733v-6869h501">
          <text:p/>
        </draw:connector>
        <draw:connector draw:style-name="gr7" draw:text-style-name="P5" draw:layer="layout" svg:x1="5.939cm" svg:y1="19.592cm" svg:x2="6.933cm" svg:y2="16.759cm" draw:start-shape="id28" draw:start-glue-point="2" draw:end-shape="id21" draw:end-glue-point="3" svg:d="m5939 19592v-2833h994">
          <text:p/>
        </draw:connector>
        <draw:connector draw:style-name="gr7" draw:text-style-name="P5" draw:layer="layout" svg:x1="9.165cm" svg:y1="10.61cm" svg:x2="9.165cm" svg:y2="7.415cm" draw:start-shape="id17" draw:start-glue-point="3" draw:end-shape="id15" draw:end-glue-point="3" svg:d="m9165 10610h-501v-3195h501">
          <text:p/>
        </draw:connector>
        <draw:connector draw:style-name="gr7" draw:text-style-name="P5" draw:layer="layout" svg:x1="10.865cm" svg:y1="6.989cm" svg:x2="10.865cm" svg:y2="6.238cm" draw:start-shape="id15" draw:start-glue-point="0" draw:end-shape="id14" draw:end-glue-point="2" svg:d="m10865 6989v-751">
          <text:p/>
        </draw:connector>
        <draw:connector draw:style-name="gr7" draw:text-style-name="P5" draw:layer="layout" svg:x1="10.865cm" svg:y1="10.187cm" svg:x2="10.865cm" svg:y2="9.436cm" draw:start-shape="id17" draw:start-glue-point="0" draw:end-shape="id16" draw:end-glue-point="2" svg:d="m10865 10187v-751">
          <text:p/>
        </draw:connector>
        <draw:connector draw:style-name="gr7" draw:text-style-name="P5" draw:layer="layout" svg:x1="10.865cm" svg:y1="11.783cm" svg:x2="10.865cm" svg:y2="11.034cm" draw:start-shape="id18" draw:start-glue-point="0" draw:end-shape="id17" draw:end-glue-point="2" svg:d="m10865 11783v-749">
          <text:p/>
        </draw:connector>
        <draw:rect draw:style-name="gr8" draw:text-style-name="P5" draw:layer="layout" svg:width="2.558cm" svg:height="0.533cm" svg:x="7.357cm" svg:y="13.54cm">
          <text:p text:style-name="P4"><text:span text:style-name="T4">Non-influenza</text:span></text:p>
        </draw:rect>
        <draw:rect draw:style-name="gr8" draw:text-style-name="P5" draw:id="id29" draw:layer="layout" svg:width="2.555cm" svg:height="0.533cm" svg:x="11.818cm" svg:y="13.54cm">
          <text:p text:style-name="P4"><text:span text:style-name="T4">Influenza</text:span></text:p>
        </draw:rect>
        <draw:rect draw:style-name="gr8" draw:text-style-name="P5" draw:layer="layout" svg:width="2.555cm" svg:height="0.533cm" svg:x="11.818cm" svg:y="18.701cm">
          <text:p text:style-name="P4"><text:span text:style-name="T4">No Wait Period</text:span></text:p>
        </draw:rect>
        <draw:rect draw:style-name="gr8" draw:text-style-name="P5" draw:layer="layout" svg:width="2.558cm" svg:height="0.533cm" svg:x="7.357cm" svg:y="18.701cm">
          <text:p text:style-name="P4"><text:span text:style-name="T4">Wait Period</text:span></text:p>
        </draw:rect>
        <draw:connector draw:style-name="gr7" draw:text-style-name="P5" draw:layer="layout" svg:x1="8.635cm" svg:y1="16.336cm" svg:x2="8.635cm" svg:y2="15.585cm" draw:start-shape="id21" draw:start-glue-point="0" draw:end-shape="id20" draw:end-glue-point="2" svg:d="m8635 16336v-751">
          <text:p/>
        </draw:connector>
        <draw:rect draw:style-name="gr2" draw:text-style-name="P1" draw:id="id30" draw:layer="layout" svg:width="3.402cm" svg:height="0.847cm" svg:x="9.115cm" svg:y="25.15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Sample Published</text:span></text:p>
        </draw:rect>
        <draw:connector draw:style-name="gr9" draw:text-style-name="P5" draw:layer="layout" svg:x1="11.374cm" svg:y1="13.808cm" svg:x2="11.818cm" svg:y2="13.806cm" draw:start-shape="id19" draw:start-glue-point="7" draw:end-shape="id29" draw:end-glue-point="3" svg:d="m11374 13808h222v-2h222">
          <text:p/>
        </draw:connector>
        <draw:connector draw:style-name="gr9" draw:text-style-name="P5" draw:layer="layout" draw:line-skew="1.547cm" svg:x1="13.095cm" svg:y1="14.073cm" svg:x2="10.867cm" svg:y2="18.502cm" draw:start-shape="id29" draw:start-glue-point="2" draw:end-shape="id22" draw:end-glue-point="4" svg:d="m13095 14073v3762h-2228v667">
          <text:p/>
        </draw:connector>
        <draw:rect draw:style-name="gr12" draw:text-style-name="P1" draw:id="id24" draw:layer="layout" svg:width="3.405cm" svg:height="0.011cm" svg:x="11.392cm" svg:y="22.22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connector draw:style-name="gr13" draw:text-style-name="P5" draw:id="id28" draw:layer="layout" svg:x1="5.939cm" svg:y1="19.592cm" svg:x2="5.939cm" svg:y2="25.571cm" svg:d="m5939 19592v5979">
          <text:p/>
        </draw:connector>
        <draw:connector draw:style-name="gr13" draw:text-style-name="P5" draw:layer="layout" draw:type="line" svg:x1="9.115cm" svg:y1="25.578cm" svg:x2="5.939cm" svg:y2="25.571cm" draw:start-shape="id30" draw:start-glue-point="3" draw:end-shape="id28" draw:end-glue-point="3" svg:d="m9115 25578-3176-7">
          <text:p/>
        </draw:connector>
        <draw:frame draw:style-name="gr14" draw:text-style-name="P9" draw:layer="layout" svg:width="17.854cm" svg:height="1.673cm" svg:x="1.868cm" svg:y="2.991cm">
          <draw:text-box>
            <text:p><text:span text:style-name="T6">Most recent diagram from Docs</text:span>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3.402cm" svg:height="0.847cm" svg:x="9.37cm" svg:y="5.6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53cm" svg:x="9.37cm" svg:y="7.28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47cm" svg:x="9.37cm" svg:y="8.8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2cm" svg:height="0.851cm" svg:x="9.37cm" svg:y="10.48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/>
        </draw:rect>
        <draw:rect draw:style-name="gr1" draw:text-style-name="P1" draw:layer="layout" svg:width="3.402cm" svg:height="0.851cm" svg:x="9.37cm" svg:y="12.07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3.403cm" svg:height="0.847cm" svg:x="13.825cm" svg:y="8.8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" draw:text-style-name="P1" draw:id="id31" draw:layer="layout" svg:width="3.4cm" svg:height="0.847cm" svg:x="9.086cm" svg:y="5.3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Received Sample</text:span></text:p>
        </draw:rect>
        <draw:rect draw:style-name="gr2" draw:text-style-name="P1" draw:id="id32" draw:layer="layout" svg:width="3.4cm" svg:height="0.853cm" svg:x="9.086cm" svg:y="6.9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Lab Processing</text:span></text:p>
        </draw:rect>
        <draw:rect draw:style-name="gr2" draw:text-style-name="P1" draw:id="id33" draw:layer="layout" svg:width="3.4cm" svg:height="0.847cm" svg:x="9.086cm" svg:y="8.5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ssemble</text:span></text:p>
        </draw:rect>
        <draw:rect draw:style-name="gr2" draw:text-style-name="P1" draw:id="id34" draw:layer="layout" svg:width="3.4cm" svg:height="0.847cm" svg:x="9.086cm" svg:y="10.1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 text:style-name="P4"><text:span text:style-name="T3">Review Assembly</text:span></text:p>
        </draw:rect>
        <draw:rect draw:style-name="gr2" draw:text-style-name="P1" draw:id="id35" draw:layer="layout" svg:width="3.4cm" svg:height="0.849cm" svg:x="9.086cm" svg:y="11.73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Validate</text:span></text:p>
        </draw:rect>
        <draw:rect draw:style-name="gr2" draw:text-style-name="P1" draw:id="id41" draw:layer="layout" svg:width="3.405cm" svg:height="0.847cm" svg:x="13.54cm" svg:y="8.5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Close Sample</text:span></text:p>
        </draw:rect>
        <draw:custom-shape draw:style-name="gr3" draw:text-style-name="P5" draw:id="id36" draw:layer="layout" svg:width="1.015cm" svg:height="0.936cm" svg:x="10.28cm" svg:y="13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0.786cm" svg:y1="6.185cm" svg:x2="10.786cm" svg:y2="6.936cm" draw:start-shape="id31" draw:start-glue-point="2" draw:end-shape="id32" draw:end-glue-point="0" svg:d="m10786 6185v751">
          <text:p/>
        </draw:connector>
        <draw:connector draw:style-name="gr4" draw:text-style-name="P5" draw:layer="layout" svg:x1="10.786cm" svg:y1="7.789cm" svg:x2="10.786cm" svg:y2="8.536cm" draw:start-shape="id32" draw:start-glue-point="2" draw:end-shape="id33" draw:end-glue-point="0" svg:d="m10786 7789v747">
          <text:p/>
        </draw:connector>
        <draw:connector draw:style-name="gr4" draw:text-style-name="P5" draw:layer="layout" svg:x1="10.786cm" svg:y1="9.383cm" svg:x2="10.786cm" svg:y2="10.134cm" draw:start-shape="id33" draw:start-glue-point="2" draw:end-shape="id34" draw:end-glue-point="0" svg:d="m10786 9383v751">
          <text:p/>
        </draw:connector>
        <draw:connector draw:style-name="gr4" draw:text-style-name="P5" draw:layer="layout" svg:x1="10.786cm" svg:y1="10.981cm" svg:x2="10.786cm" svg:y2="11.73cm" draw:start-shape="id34" draw:start-glue-point="2" draw:end-shape="id35" draw:end-glue-point="0" svg:d="m10786 10981v749">
          <text:p/>
        </draw:connector>
        <draw:connector draw:style-name="gr4" draw:text-style-name="P5" draw:layer="layout" svg:x1="10.786cm" svg:y1="12.579cm" svg:x2="10.787cm" svg:y2="13.288cm" draw:start-shape="id35" draw:start-glue-point="2" draw:end-shape="id36" draw:end-glue-point="4" svg:d="m10786 12579v355h1v354">
          <text:p/>
        </draw:connector>
        <draw:connector draw:style-name="gr4" draw:text-style-name="P5" draw:layer="layout" svg:x1="10.28cm" svg:y1="13.755cm" svg:x2="8.556cm" svg:y2="14.685cm" draw:start-shape="id36" draw:start-glue-point="5" draw:end-shape="id37" svg:d="m10280 13755h-1724v930">
          <text:p/>
        </draw:connector>
        <draw:rect draw:style-name="gr5" draw:text-style-name="P7" draw:id="id46" draw:layer="layout" svg:width="3.4cm" svg:height="0.847cm" svg:x="7.142cm" svg:y="15.0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1"/></text:p>
          <text:p text:style-name="P6"><text:span text:style-name="T1"/></text:p>
        </draw:rect>
        <draw:rect draw:style-name="gr1" draw:text-style-name="P1" draw:layer="layout" svg:width="3.4cm" svg:height="0.847cm" svg:x="9.372cm" svg:y="18.6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5" draw:text-style-name="P8" draw:id="id49" draw:layer="layout" svg:width="3.4cm" svg:height="0.849cm" svg:x="9.372cm" svg:y="17.08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" draw:text-style-name="P1" draw:id="id37" draw:layer="layout" svg:width="3.405cm" svg:height="0.847cm" svg:x="6.854cm" svg:y="14.6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nnotate</text:span></text:p>
        </draw:rect>
        <draw:rect draw:style-name="gr1" draw:text-style-name="P1" draw:layer="layout" svg:width="3.402cm" svg:height="0.849cm" svg:x="9.37cm" svg:y="22.45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5" draw:text-style-name="P8" draw:layer="layout" svg:width="3.402cm" svg:height="0.847cm" svg:x="9.37cm" svg:y="20.55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/></text:p>
          <text:p text:style-name="P4"><text:span text:style-name="T4"/></text:p>
        </draw:rect>
        <draw:rect draw:style-name="gr6" draw:text-style-name="P8" draw:id="id40" draw:layer="layout" svg:width="3.4cm" svg:height="0.847cm" svg:x="9.086cm" svg:y="20.20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>Submitted</text:span></text:p>
        </draw:rect>
        <draw:rect draw:style-name="gr2" draw:text-style-name="P1" draw:id="id39" draw:layer="layout" svg:width="3.402cm" svg:height="0.847cm" svg:x="9.084cm" svg:y="18.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3">Deliver Data</text:span></text:p>
        </draw:rect>
        <draw:rect draw:style-name="gr2" draw:text-style-name="P8" draw:id="id38" draw:layer="layout" svg:width="3.402cm" svg:height="0.849cm" svg:x="9.084cm" svg:y="16.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4">Collaborator </text:span></text:p>
          <text:p text:style-name="P4"><text:span text:style-name="T4">Review</text:span></text:p>
        </draw:rect>
        <draw:connector draw:style-name="gr4" draw:text-style-name="P5" draw:layer="layout" svg:x1="8.556cm" svg:y1="15.532cm" svg:x2="10.785cm" svg:y2="16.74cm" draw:start-shape="id37" draw:start-glue-point="2" draw:end-shape="id38" draw:end-glue-point="0" svg:d="m8556 15532v604h2229v604">
          <text:p/>
        </draw:connector>
        <draw:connector draw:style-name="gr4" draw:text-style-name="P5" draw:layer="layout" svg:x1="10.785cm" svg:y1="17.589cm" svg:x2="10.785cm" svg:y2="18.34cm" draw:start-shape="id38" draw:start-glue-point="2" draw:end-shape="id39" draw:end-glue-point="0" svg:d="m10785 17589v751">
          <text:p/>
        </draw:connector>
        <draw:connector draw:style-name="gr4" draw:text-style-name="P5" draw:layer="layout" svg:x1="10.785cm" svg:y1="19.187cm" svg:x2="10.786cm" svg:y2="20.204cm" draw:start-shape="id39" draw:start-glue-point="2" draw:end-shape="id40" svg:d="m10785 19187v509h1v508">
          <text:p/>
        </draw:connector>
        <draw:connector draw:style-name="gr4" draw:text-style-name="P5" draw:layer="layout" draw:type="line" svg:x1="13.54cm" svg:y1="8.959cm" svg:x2="12.486cm" svg:y2="8.959cm" draw:start-shape="id41" draw:start-glue-point="3" draw:end-shape="id33" draw:end-glue-point="1" svg:d="m13540 8959h-1054">
          <text:p/>
        </draw:connector>
        <draw:connector draw:style-name="gr4" draw:text-style-name="P5" draw:layer="layout" draw:type="line" svg:x1="13.54cm" svg:y1="8.959cm" svg:x2="12.461cm" svg:y2="10.158cm" draw:start-shape="id41" draw:start-glue-point="3" draw:end-shape="id34" draw:end-glue-point="5" svg:d="m13540 8959-1079 1199">
          <text:p/>
        </draw:connector>
        <draw:connector draw:style-name="gr7" draw:text-style-name="P5" draw:layer="layout" svg:x1="12.486cm" svg:y1="10.557cm" svg:x2="15.242cm" svg:y2="9.383cm" draw:start-shape="id34" draw:start-glue-point="1" draw:end-shape="id41" draw:end-glue-point="2" svg:d="m12486 10557h2756v-1174">
          <text:p/>
        </draw:connector>
        <draw:connector draw:style-name="gr7" draw:text-style-name="P5" draw:layer="layout" draw:type="line" svg:x1="13.54cm" svg:y1="8.959cm" svg:x2="12.461cm" svg:y2="7.789cm" draw:start-shape="id41" draw:start-glue-point="3" draw:end-shape="id32" draw:end-glue-point="7" svg:d="m13540 8959-1079-1170">
          <text:p/>
        </draw:connector>
        <draw:connector draw:style-name="gr7" draw:text-style-name="P5" draw:layer="layout" svg:x1="4.367cm" svg:y1="14.685cm" svg:x2="9.086cm" svg:y2="12.154cm" draw:start-shape="id42" draw:start-glue-point="0" draw:end-shape="id35" draw:end-glue-point="3" svg:d="m4367 14685v-2531h4719">
          <text:p/>
        </draw:connector>
        <draw:connector draw:style-name="gr7" draw:text-style-name="P5" draw:layer="layout" svg:x1="9.086cm" svg:y1="10.557cm" svg:x2="9.086cm" svg:y2="7.362cm" draw:start-shape="id34" draw:start-glue-point="3" draw:end-shape="id32" draw:end-glue-point="3" svg:d="m9086 10557h-501v-3195h501">
          <text:p/>
        </draw:connector>
        <draw:connector draw:style-name="gr7" draw:text-style-name="P5" draw:layer="layout" svg:x1="10.786cm" svg:y1="6.936cm" svg:x2="10.786cm" svg:y2="6.185cm" draw:start-shape="id32" draw:start-glue-point="0" draw:end-shape="id31" draw:end-glue-point="2" svg:d="m10786 6936v-751">
          <text:p/>
        </draw:connector>
        <draw:connector draw:style-name="gr7" draw:text-style-name="P5" draw:layer="layout" svg:x1="10.786cm" svg:y1="10.134cm" svg:x2="10.786cm" svg:y2="9.383cm" draw:start-shape="id34" draw:start-glue-point="0" draw:end-shape="id33" draw:end-glue-point="2" svg:d="m10786 10134v-751">
          <text:p/>
        </draw:connector>
        <draw:connector draw:style-name="gr7" draw:text-style-name="P5" draw:layer="layout" svg:x1="10.786cm" svg:y1="11.73cm" svg:x2="10.786cm" svg:y2="10.981cm" draw:start-shape="id35" draw:start-glue-point="0" draw:end-shape="id34" draw:end-glue-point="2" svg:d="m10786 11730v-749">
          <text:p/>
        </draw:connector>
        <draw:rect draw:style-name="gr8" draw:text-style-name="P5" draw:layer="layout" svg:width="2.558cm" svg:height="0.533cm" svg:x="7.278cm" svg:y="13.487cm">
          <text:p text:style-name="P4"><text:span text:style-name="T4">Non-influenza</text:span></text:p>
        </draw:rect>
        <draw:rect draw:style-name="gr8" draw:text-style-name="P5" draw:id="id43" draw:layer="layout" svg:width="2.555cm" svg:height="0.533cm" svg:x="11.739cm" svg:y="13.487cm">
          <text:p text:style-name="P4"><text:span text:style-name="T4">Influenza</text:span></text:p>
        </draw:rect>
        <draw:rect draw:style-name="gr2" draw:text-style-name="P1" draw:id="id44" draw:layer="layout" svg:width="3.402cm" svg:height="0.847cm" svg:x="9.084cm" svg:y="22.10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Sample Published</text:span></text:p>
        </draw:rect>
        <draw:connector draw:style-name="gr9" draw:text-style-name="P5" draw:layer="layout" svg:x1="11.295cm" svg:y1="13.755cm" svg:x2="11.739cm" svg:y2="13.753cm" draw:start-shape="id36" draw:start-glue-point="7" draw:end-shape="id43" draw:end-glue-point="3" svg:d="m11295 13755h222v-2h222">
          <text:p/>
        </draw:connector>
        <draw:connector draw:style-name="gr10" draw:text-style-name="P5" draw:layer="layout" draw:line-skew="0.764cm" svg:x1="13.016cm" svg:y1="14.02cm" svg:x2="10.785cm" svg:y2="16.74cm" draw:start-shape="id43" draw:start-glue-point="2" draw:end-shape="id38" svg:d="m13016 14020v2124h-2231v596">
          <text:p/>
        </draw:connector>
        <draw:connector draw:style-name="gr7" draw:text-style-name="P5" draw:layer="layout" svg:x1="10.786cm" svg:y1="20.204cm" svg:x2="10.785cm" svg:y2="19.187cm" draw:start-shape="id40" draw:start-glue-point="0" draw:end-shape="id39" draw:end-glue-point="2" svg:d="m10786 20204v-508h-1v-509">
          <text:p/>
        </draw:connector>
        <draw:connector draw:style-name="gr4" draw:text-style-name="P5" draw:layer="layout" svg:x1="10.786cm" svg:y1="21.051cm" svg:x2="10.785cm" svg:y2="22.102cm" draw:start-shape="id40" draw:start-glue-point="2" draw:end-shape="id44" draw:end-glue-point="0" svg:d="m10786 21051v526h-1v525">
          <text:p/>
        </draw:connector>
        <draw:connector draw:style-name="gr7" draw:text-style-name="P5" draw:layer="layout" svg:x1="10.785cm" svg:y1="22.102cm" svg:x2="10.786cm" svg:y2="21.051cm" draw:start-shape="id44" draw:start-glue-point="0" draw:end-shape="id40" draw:end-glue-point="2" svg:d="m10785 22102v-525h1v-526">
          <text:p/>
        </draw:connector>
        <draw:rect draw:style-name="gr16" draw:text-style-name="P7" draw:id="id47" draw:layer="layout" svg:width="3.4cm" svg:height="0.847cm" svg:x="2.953cm" svg:y="15.0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1"/></text:p>
          <text:p text:style-name="P6"><text:span text:style-name="T1"/></text:p>
        </draw:rect>
        <draw:rect draw:style-name="gr2" draw:text-style-name="P1" draw:id="id42" draw:layer="layout" svg:width="3.405cm" svg:height="0.847cm" svg:x="2.665cm" svg:y="14.6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1">Annotation Review</text:span></text:p>
        </draw:rect>
        <draw:connector draw:style-name="gr4" draw:text-style-name="P5" draw:layer="layout" svg:x1="6.07cm" svg:y1="15.108cm" svg:x2="6.854cm" svg:y2="15.108cm" draw:start-shape="id42" draw:start-glue-point="1" draw:end-shape="id37" draw:end-glue-point="3" svg:d="m6070 15108h784">
          <text:p/>
        </draw:connector>
        <draw:frame draw:style-name="gr17" draw:text-style-name="P10" draw:id="id45" draw:layer="layout" svg:width="5.958cm" svg:height="2.539cm" svg:x="1cm" svg:y="18.177cm">
          <draw:text-box>
            <text:p><text:span text:style-name="T7">The normal path goes into '</text:span><text:span text:style-name="T8">Annotation</text:span><text:span text:style-name="T7">' first.</text:span></text:p>
            <text:p><text:span text:style-name="T7">Samples are moved to </text:span></text:p>
            <text:p><text:span text:style-name="T7">'</text:span><text:span text:style-name="T8">Annotation Review</text:span><text:span text:style-name="T7">' only if there is a problem</text:span></text:p>
          </draw:text-box>
        </draw:frame>
        <draw:connector draw:style-name="gr7" draw:text-style-name="P5" draw:layer="layout" svg:x1="6.854cm" svg:y1="15.108cm" svg:x2="6.07cm" svg:y2="15.108cm" draw:start-shape="id37" draw:start-glue-point="3" draw:end-shape="id42" svg:d="m6854 15108h-784">
          <text:p/>
        </draw:connector>
        <draw:frame draw:style-name="gr18" draw:text-style-name="P10" draw:id="id48" draw:layer="layout" svg:width="7.159cm" svg:height="6.049cm" svg:x="13.875cm" svg:y="14.509cm">
          <draw:text-box>
            <text:p><text:span text:style-name="T7">All Samples pass through </text:span></text:p>
            <text:p><text:span text:style-name="T7">the same submission path</text:span></text:p>
            <text:p><text:span text:style-name="T8">Collaborator Review </text:span></text:p>
            <text:list text:style-name="L1">
              <text:list-item>
                <text:list>
                  <text:list-item>
                    <text:p><text:span text:style-name="T7">automatically forwards Samples to Deliver Data if there is no Wait Period set.</text:span></text:p>
                  </text:list-item>
                </text:list>
              </text:list-item>
            </text:list>
            <text:p><text:span text:style-name="T8">Deliver Data</text:span></text:p>
            <text:list text:continue-numbering="true" text:style-name="L1">
              <text:list-item>
                <text:list>
                  <text:list-item>
                    <text:p><text:span text:style-name="T7">Samples are ready for submission before entering.</text:span></text:p>
                  </text:list-item>
                  <text:list-item>
                    <text:p><text:span text:style-name="T7">Samples should be submitted and then moved to 'Submitted'</text:span></text:p>
                  </text:list-item>
                </text:list>
              </text:list-item>
            </text:list>
          </draw:text-box>
        </draw:frame>
        <draw:frame draw:style-name="gr14" draw:text-style-name="P9" draw:layer="layout" svg:width="12.673cm" svg:height="3.095cm" svg:x="4.46cm" svg:y="1.345cm">
          <draw:text-box>
            <text:p><text:span text:style-name="T6">Suggestion Based on </text:span></text:p>
            <text:p><text:span text:style-name="T6">Recent Conversation</text:span></text:p>
          </draw:text-box>
        </draw:frame>
        <draw:connector draw:style-name="gr19" draw:text-style-name="P11" draw:layer="layout" draw:type="line" svg:x1="3.979cm" svg:y1="18.177cm" svg:x2="7.142cm" svg:y2="15.809cm" draw:start-shape="id45" draw:start-glue-point="0" draw:end-shape="id46" draw:end-glue-point="6" svg:d="m3979 18177 3163-2368">
          <text:p/>
        </draw:connector>
        <draw:connector draw:style-name="gr19" draw:text-style-name="P11" draw:layer="layout" draw:type="line" svg:x1="3.979cm" svg:y1="18.177cm" svg:x2="4.653cm" svg:y2="15.881cm" draw:start-shape="id45" draw:start-glue-point="0" draw:end-shape="id47" draw:end-glue-point="2" svg:d="m3979 18177 674-2296">
          <text:p/>
        </draw:connector>
        <draw:connector draw:style-name="gr19" draw:text-style-name="P11" draw:layer="layout" draw:type="line" svg:x1="13.875cm" svg:y1="17.533cm" svg:x2="12.747cm" svg:y2="17.938cm" draw:start-shape="id48" draw:end-shape="id49" draw:end-glue-point="7" svg:d="m13875 17533-1128 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5-29T15:16:51</meta:creation-date>
    <dc:date>2012-06-15T07:53:32</dc:date>
    <dc:creator>Peter Edworthy</dc:creator>
    <meta:editing-duration>PT114H56M14S</meta:editing-duration>
    <meta:editing-cycles>3</meta:editing-cycles>
    <meta:generator>OpenOffice.org/3.1$Unix OpenOffice.org_project/310m19$Build-9420</meta:generator>
    <meta:printed-by>Peter Edworthy</meta:printed-by>
    <meta:print-date>2012-06-04T10:55:07</meta:print-date>
    <meta:document-statistic meta:object-count="169"/>
  </office:meta>
</office:document-meta>
</file>